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byssinica SIL" svg:font-family="'Abyssinica SIL'" style:font-pitch="variable"/>
    <style:font-face style:name="Chilanka" svg:font-family="Chilanka" style:font-pitch="variable"/>
    <style:font-face style:name="D050000L" svg:font-family="D050000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style:font-name="Abyssinica SIL" style:text-underline-style="none" officeooo:rsid="001842e5" officeooo:paragraph-rsid="001842e5"/>
    </style:style>
    <style:style style:name="P2" style:family="paragraph" style:parent-style-name="Title">
      <style:text-properties style:font-name="Abyssinica SIL" style:text-underline-style="solid" style:text-underline-width="auto" style:text-underline-color="font-color" officeooo:rsid="001842e5" officeooo:paragraph-rsid="001842e5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RE – BPS &amp; BMS</text:p>
      <text:p text:style-name="P1">Dynanmometer-measure speed ,torque ,power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byssinica SIL" svg:font-family="'Abyssinica SIL'" style:font-pitch="variable"/>
    <style:font-face style:name="Chilanka" svg:font-family="Chilanka" style:font-pitch="variable"/>
    <style:font-face style:name="D050000L" svg:font-family="D050000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5T15:50:46.380662445</meta:creation-date>
    <dc:date>2023-06-25T16:24:10.147442180</dc:date>
    <meta:editing-duration>PT23M13S</meta:editing-duration>
    <meta:editing-cycles>1</meta:editing-cycles>
    <meta:document-statistic meta:table-count="0" meta:image-count="0" meta:object-count="0" meta:page-count="1" meta:paragraph-count="2" meta:word-count="8" meta:character-count="56" meta:non-whitespace-character-count="49"/>
    <meta:generator>LibreOffice/6.4.7.2$Linux_X86_64 LibreOffice_project/40$Build-2</meta:generator>
  </office:meta>
</office:document-meta>
</file>